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7595e" officeooo:paragraph-rsid="0017595e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4154in" fo:min-width="1.4154in" style:run-through="foreground" style:wrap="none" style:vertical-pos="middle" style:vertical-rel="page" style:horizontal-pos="center" style:horizontal-rel="pag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1228in" fo:min-width="2.1228in" style:run-through="foreground" style:wrap="none" style:vertical-pos="middle" style:vertical-rel="page" style:horizontal-pos="center" style:horizontal-rel="pag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8291in" fo:min-width="2.8291in" style:run-through="foreground" style:wrap="none" style:vertical-pos="middle" style:vertical-rel="page" style:horizontal-pos="center" style:horizontal-rel="pag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2429in" fo:min-width="4.2429in" style:run-through="foreground" style:wrap="none" style:vertical-pos="middle" style:vertical-rel="page" style:horizontal-pos="center" style:horizontal-rel="pag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4.95in" fo:min-width="4.95in" style:run-through="foreground" style:wrap="none" style:vertical-pos="middle" style:vertical-rel="page" style:horizontal-pos="center" style:horizontal-rel="pag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3.5362in" fo:min-width="3.5362in" style:run-through="foreground" style:wrap="none" style:vertical-pos="middle" style:vertical-rel="page" style:horizontal-pos="center" style:horizontal-rel="pag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5.6571in" fo:min-width="5.6571in" style:run-through="foreground" style:wrap="none" style:vertical-pos="middle" style:vertical-rel="page" style:horizontal-pos="center" style:horizontal-rel="pag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7" draw:z-index="6" draw:name="Shape1_6" draw:style-name="gr1" draw:text-style-name="P3" svg:width="2.0004in" svg:height="2.0004in" svg:x="3.25in" svg:y="4.5in">
        <text:p text:style-name="P3">2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6" draw:z-index="5" draw:name="Shape1_5" draw:style-name="gr2" draw:text-style-name="P4" svg:width="3.0024in" svg:height="3.0024in" svg:x="2.7484in" svg:y="3.9984in">
        <text:p text:style-name="P4"><text:span text:style-name="T1">3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5" draw:z-index="4" draw:name="Shape1_3" draw:style-name="gr3" draw:text-style-name="P3" svg:width="4.0004in" svg:height="4.0004in" svg:x="2.25in" svg:y="3.5in">
        <text:p text:style-name="P3">4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3" draw:z-index="3" draw:name="Shape1" draw:style-name="gr4" draw:text-style-name="P3" svg:width="6.0004in" svg:height="6.0004in" svg:x="1.25in" svg:y="2.5in">
        <text:p text:style-name="P3">6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" draw:name="Shape1_1" draw:style-name="gr5" draw:text-style-name="P3" svg:width="7.0004in" svg:height="7.0004in" svg:x="0.75in" svg:y="2in">
        <text:p text:style-name="P3">7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" draw:name="Shape1_0" draw:style-name="gr6" draw:text-style-name="P3" svg:width="5.0004in" svg:height="5.0004in" svg:x="1.75in" svg:y="3in">
        <text:p text:style-name="P3">5</text:p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draw:custom-shape text:anchor-type="page" text:anchor-page-number="1" draw:z-index="0" draw:name="Shape1_2" draw:style-name="gr7" draw:text-style-name="P3" svg:width="8.0004in" svg:height="8.0004in" svg:x="0.25in" svg:y="1.5in">
        <text:p text:style-name="P3">8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0:51:11.313257994</meta:creation-date>
    <dc:date>2022-04-28T11:09:39.380131349</dc:date>
    <meta:editing-duration>PT7M16S</meta:editing-duration>
    <meta:editing-cycles>1</meta:editing-cycles>
    <meta:document-statistic meta:table-count="0" meta:image-count="0" meta:object-count="0" meta:page-count="7" meta:paragraph-count="0" meta:word-count="0" meta:character-count="0" meta:non-whitespace-character-count="0"/>
    <meta:generator>LibreOffice/6.4.7.2$Linux_X86_64 LibreOffice_project/40$Build-2</meta:generator>
  </office:meta>
</office:document-meta>
</file>